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80000017155DE53ED.jpg"/>
  <manifest:file-entry manifest:media-type="image/jpeg" manifest:full-path="Pictures/10000000000008B40000069450B21B8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814cm"/>
    </style:style>
    <style:style style:name="gr5" style:family="graphic" style:parent-style-name="standard">
      <style:graphic-properties svg:stroke-color="#00cc00" draw:textarea-horizontal-align="center" draw:textarea-vertical-align="middle"/>
    </style:style>
    <style:style style:name="gr6" style:family="graphic" style:parent-style-name="standard">
      <style:graphic-properties svg:stroke-color="#0000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281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76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46cm"/>
    </style:style>
    <style:style style:name="gr15" style:family="graphic" style:parent-style-name="standard">
      <style:graphic-properties svg:stroke-color="#cccc99" draw:fill="solid" draw:fill-color="#cccc99" draw:textarea-horizontal-align="center" draw:textarea-vertical-align="middle"/>
    </style:style>
    <style:style style:name="gr16" style:family="graphic" style:parent-style-name="standard">
      <style:graphic-properties svg:stroke-color="#000000" draw:fill="solid" draw:fill-color="#808080" draw:textarea-horizontal-align="center" draw:textarea-vertical-align="middle"/>
    </style:style>
    <style:style style:name="gr17" style:family="graphic" style:parent-style-name="standard">
      <style:graphic-properties svg:stroke-color="#666666" draw:textarea-horizontal-align="center" draw:textarea-vertical-align="middle"/>
    </style:style>
    <style:style style:name="gr18" style:family="graphic" style:parent-style-name="standard">
      <style:graphic-properties svg:stroke-color="#808080" draw:textarea-horizontal-align="center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color="#ffffff"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771cm" svg:height="7.943cm" svg:x="9.5cm" svg:y="5.557cm">
          <draw:image xlink:href="Pictures/10000000000008B40000069450B21B8E.jpg" xlink:type="simple" xlink:show="embed" xlink:actuate="onLoad">
            <text:p/>
          </draw:image>
        </draw:frame>
        <draw:frame draw:style-name="gr2" xml:id="id10" draw:id="id10" draw:layer="layout" svg:width="2.653cm" svg:height="0.963cm" svg:x="6.6cm" svg:y="9.8cm">
          <draw:text-box>
            <text:p>Motor 1</text:p>
          </draw:text-box>
        </draw:frame>
        <draw:frame draw:style-name="gr2" xml:id="id12" draw:id="id12" draw:layer="layout" svg:width="2.653cm" svg:height="0.963cm" svg:x="6.647cm" svg:y="11cm">
          <draw:text-box>
            <text:p>Motor 2</text:p>
          </draw:text-box>
        </draw:frame>
        <draw:frame draw:style-name="gr2" xml:id="id2" draw:id="id2" draw:layer="layout" svg:width="2.653cm" svg:height="0.963cm" svg:x="20.5cm" svg:y="10.037cm">
          <draw:text-box>
            <text:p>Motor 4</text:p>
          </draw:text-box>
        </draw:frame>
        <draw:frame draw:style-name="gr2" xml:id="id4" draw:id="id4" draw:layer="layout" svg:width="2.653cm" svg:height="0.963cm" svg:x="20.5cm" svg:y="11.5cm">
          <draw:text-box>
            <text:p>Motor 3</text:p>
          </draw:text-box>
        </draw:frame>
        <draw:frame draw:style-name="gr3" xml:id="id18" draw:id="id18" draw:layer="layout" svg:width="4.342cm" svg:height="0.963cm" svg:x="14.158cm" svg:y="13.537cm">
          <draw:text-box>
            <text:p>Arduino Ports</text:p>
          </draw:text-box>
        </draw:frame>
        <draw:frame draw:style-name="gr4" xml:id="id15" draw:id="id15" draw:layer="layout" svg:width="6.314cm" svg:height="0.963cm" svg:x="3.186cm" svg:y="6.037cm">
          <draw:text-box>
            <text:p>Stromversorgung 5V</text:p>
          </draw:text-box>
        </draw:frame>
        <draw:rect draw:style-name="gr5" draw:text-style-name="P1" xml:id="id9" draw:id="id9" draw:layer="layout" svg:width="1cm" svg:height="1cm" svg:x="10.5cm" svg:y="8.8cm">
          <text:p/>
        </draw:rect>
        <draw:rect draw:style-name="gr5" draw:text-style-name="P1" xml:id="id1" draw:id="id1" draw:layer="layout" svg:width="1cm" svg:height="1cm" svg:x="19cm" svg:y="10cm">
          <text:p/>
        </draw:rect>
        <draw:rect draw:style-name="gr5" draw:text-style-name="P1" xml:id="id3" draw:id="id3" draw:layer="layout" svg:width="1cm" svg:height="1cm" svg:x="19cm" svg:y="11.5cm">
          <text:p/>
        </draw:rect>
        <draw:rect draw:style-name="gr5" draw:text-style-name="P1" xml:id="id11" draw:id="id11" draw:layer="layout" svg:width="1cm" svg:height="1cm" svg:x="10.5cm" svg:y="10.5cm">
          <text:p/>
        </draw:rect>
        <draw:rect draw:style-name="gr6" draw:text-style-name="P1" xml:id="id5" draw:id="id5" draw:layer="layout" svg:width="1.5cm" svg:height="1.5cm" svg:x="18.5cm" svg:y="8cm">
          <text:p/>
        </draw:rect>
        <draw:frame draw:style-name="gr7" xml:id="id6" draw:id="id6" draw:layer="layout" svg:width="3.249cm" svg:height="0.963cm" svg:x="20.5cm" svg:y="8.5cm">
          <draw:text-box>
            <text:p>Servo 2-6</text:p>
          </draw:text-box>
        </draw:frame>
        <draw:frame draw:style-name="gr8" xml:id="id8" draw:id="id8" draw:layer="layout" svg:width="5.781cm" svg:height="1.675cm" svg:x="20.5cm" svg:y="6.5cm">
          <draw:text-box>
            <text:p>HC-06 kompatibler</text:p>
            <text:p>Bluetooth</text:p>
          </draw:text-box>
        </draw:frame>
        <draw:rect draw:style-name="gr9" draw:text-style-name="P1" xml:id="id7" draw:id="id7" draw:layer="layout" svg:width="1cm" svg:height="1.5cm" svg:x="18.5cm" svg:y="6.5cm">
          <text:p/>
        </draw:rect>
        <draw:connector draw:style-name="gr9" draw:text-style-name="P1" draw:layer="layout" svg:x1="20cm" svg:y1="10.5cm" svg:x2="20.5cm" svg:y2="10.518cm" draw:start-shape="id1" draw:start-glue-point="1" draw:end-shape="id2" draw:end-glue-point="3" svg:d="M20000 10500h275v18h225">
          <text:p/>
        </draw:connector>
        <draw:connector draw:style-name="gr9" draw:text-style-name="P1" draw:layer="layout" svg:x1="20cm" svg:y1="12cm" svg:x2="20.5cm" svg:y2="11.981cm" draw:start-shape="id3" draw:start-glue-point="1" draw:end-shape="id4" draw:end-glue-point="3" svg:d="M20000 12000h275v-19h225">
          <text:p/>
        </draw:connector>
        <draw:connector draw:style-name="gr9" draw:text-style-name="P1" draw:layer="layout" svg:x1="20cm" svg:y1="8.75cm" svg:x2="20.5cm" svg:y2="8.981cm" draw:start-shape="id5" draw:start-glue-point="1" draw:end-shape="id6" draw:end-glue-point="3" svg:d="M20000 8750h275v231h225">
          <text:p/>
        </draw:connector>
        <draw:connector draw:style-name="gr9" draw:text-style-name="P1" draw:layer="layout" svg:x1="19.5cm" svg:y1="7.25cm" svg:x2="20.5cm" svg:y2="7.337cm" draw:start-shape="id7" draw:start-glue-point="1" draw:end-shape="id8" draw:end-glue-point="3" svg:d="M19500 7250h525v87h475">
          <text:p/>
        </draw:connector>
        <draw:connector draw:style-name="gr9" draw:text-style-name="P1" draw:layer="layout" svg:x1="10.5cm" svg:y1="9.3cm" svg:x2="9.253cm" svg:y2="10.281cm" draw:start-shape="id9" draw:start-glue-point="3" draw:end-shape="id10" draw:end-glue-point="1" svg:d="M10500 9300h-648v981h-599">
          <text:p/>
        </draw:connector>
        <draw:connector draw:style-name="gr9" draw:text-style-name="P1" draw:layer="layout" svg:x1="10.5cm" svg:y1="11cm" svg:x2="9.3cm" svg:y2="11.481cm" draw:start-shape="id11" draw:start-glue-point="3" draw:end-shape="id12" draw:end-glue-point="1" svg:d="M10500 11000h-625v481h-575">
          <text:p/>
        </draw:connector>
        <draw:rect draw:style-name="gr9" draw:text-style-name="P1" xml:id="id16" draw:id="id16" draw:layer="layout" svg:width="1cm" svg:height="1cm" svg:x="10cm" svg:y="6cm">
          <text:p/>
        </draw:rect>
        <draw:rect draw:style-name="gr9" draw:text-style-name="P1" xml:id="id20" draw:id="id20" draw:layer="layout" svg:width="6.5cm" svg:height="0.5cm" svg:x="12.8cm" svg:y="5.9cm">
          <text:p/>
        </draw:rect>
        <draw:rect draw:style-name="gr9" draw:text-style-name="P1" xml:id="id14" draw:id="id14" draw:layer="layout" svg:width="6cm" svg:height="1cm" svg:x="12.2cm" svg:y="7.2cm">
          <text:p/>
        </draw:rect>
        <draw:rect draw:style-name="gr10" draw:text-style-name="P2" draw:layer="layout" svg:width="2cm" svg:height="0.5cm" svg:x="12.6cm" svg:y="8.8cm">
          <text:p text:style-name="P1"><text:span text:style-name="T1">I2C</text:span></text:p>
        </draw:rect>
        <draw:rect draw:style-name="gr10" draw:text-style-name="P3" draw:layer="layout" svg:width="1.5cm" svg:height="0.5cm" svg:x="15.5cm" svg:y="8.8cm">
          <text:p text:style-name="P1"><text:span text:style-name="T2">HC-SR04</text:span></text:p>
        </draw:rect>
        <draw:rect draw:style-name="gr9" draw:text-style-name="P1" xml:id="id17" draw:id="id17" draw:layer="layout" svg:width="5.5cm" svg:height="0.5cm" svg:x="14.1cm" svg:y="12.7cm">
          <text:p/>
        </draw:rect>
        <draw:rect draw:style-name="gr9" draw:text-style-name="P1" draw:layer="layout" svg:width="0.5cm" svg:height="1cm" svg:x="12.2cm" svg:y="11.7cm">
          <text:p/>
        </draw:rect>
        <draw:frame draw:style-name="gr11" xml:id="id13" draw:id="id13" draw:layer="layout" svg:width="4.376cm" svg:height="0.963cm" svg:x="5cm" svg:y="7.5cm">
          <draw:text-box>
            <text:p>PS2 Receiver</text:p>
          </draw:text-box>
        </draw:frame>
        <draw:connector draw:style-name="gr9" draw:text-style-name="P1" draw:layer="layout" svg:x1="9.376cm" svg:y1="7.981cm" svg:x2="12.2cm" svg:y2="7.7cm" draw:start-shape="id13" draw:start-glue-point="1" draw:end-shape="id14" draw:end-glue-point="3" svg:d="M9376 7981h1387v-281h1437">
          <text:p/>
        </draw:connector>
        <draw:connector draw:style-name="gr9" draw:text-style-name="P1" draw:layer="layout" svg:x1="9.5cm" svg:y1="6.518cm" svg:x2="10cm" svg:y2="6.5cm" draw:start-shape="id15" draw:start-glue-point="1" draw:end-shape="id16" draw:end-glue-point="3" svg:d="M9500 6518h225v-18h275">
          <text:p/>
        </draw:connector>
        <draw:frame draw:style-name="gr3" xml:id="id19" draw:id="id19" draw:layer="layout" svg:width="4.342cm" svg:height="0.963cm" svg:x="13.658cm" svg:y="4.5cm">
          <draw:text-box>
            <text:p>Arduino Ports</text:p>
          </draw:text-box>
        </draw:frame>
        <draw:connector draw:style-name="gr9" draw:text-style-name="P1" draw:layer="layout" svg:x1="19.6cm" svg:y1="12.95cm" svg:x2="18.5cm" svg:y2="14.018cm" draw:start-shape="id17" draw:start-glue-point="1" draw:end-shape="id18" draw:end-glue-point="1" svg:d="M19600 12950h550v1068h-1650">
          <text:p/>
        </draw:connector>
        <draw:connector draw:style-name="gr9" draw:text-style-name="P1" draw:layer="layout" svg:x1="18cm" svg:y1="4.981cm" svg:x2="19.3cm" svg:y2="6.15cm" draw:start-shape="id19" draw:start-glue-point="1" draw:end-shape="id20" draw:end-glue-point="1" svg:d="M18000 4981h1850v1169h-550">
          <text:p/>
        </draw:connector>
        <draw:rect draw:style-name="gr6" draw:text-style-name="P1" xml:id="id22" draw:id="id22" draw:layer="layout" svg:width="1cm" svg:height="1cm" svg:x="11.7cm" svg:y="6.1cm">
          <text:p/>
        </draw:rect>
        <draw:frame draw:style-name="gr7" xml:id="id21" draw:id="id21" draw:layer="layout" svg:width="3.249cm" svg:height="0.963cm" svg:x="9.751cm" svg:y="4cm">
          <draw:text-box>
            <text:p>Servo 1/2</text:p>
          </draw:text-box>
        </draw:frame>
        <draw:connector draw:style-name="gr9" draw:text-style-name="P1" draw:layer="layout" svg:x1="11.375cm" svg:y1="4.963cm" svg:x2="12.2cm" svg:y2="6.1cm" draw:start-shape="id21" draw:start-glue-point="2" draw:end-shape="id22" svg:d="M11375 4963v544h825v593">
          <text:p/>
        </draw:connecto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1.463cm" svg:height="7.452cm" svg:x="8.6cm" svg:y="7.048cm">
          <draw:image xlink:href="Pictures/10000000000002580000017155DE53ED.jpg" xlink:type="simple" xlink:show="embed" xlink:actuate="onLoad">
            <text:p/>
          </draw:image>
        </draw:frame>
        <draw:connector draw:style-name="gr9" draw:text-style-name="P1" draw:layer="layout" svg:x1="12.324cm" svg:y1="14.6cm" svg:x2="12.3cm" svg:y2="12.1cm" draw:start-shape="id23" draw:end-shape="id24" draw:end-glue-point="2" svg:d="M12324 14600v-1225h-24v-1275">
          <text:p/>
        </draw:connector>
        <draw:frame draw:style-name="gr13" xml:id="id27" draw:id="id27" draw:layer="layout" svg:width="4.397cm" svg:height="0.963cm" svg:x="15.6cm" svg:y="5.5cm">
          <draw:text-box>
            <text:p>Modi Auswahl</text:p>
          </draw:text-box>
        </draw:frame>
        <draw:ellipse draw:style-name="gr9" draw:text-style-name="P1" xml:id="id26" draw:id="id26" draw:layer="layout" svg:width="2.8cm" svg:height="2.7cm" svg:x="16.4cm" svg:y="8.4cm">
          <text:p/>
        </draw:ellipse>
        <draw:circle draw:style-name="gr9" draw:text-style-name="P1" draw:layer="layout" svg:width="1cm" svg:height="1cm" svg:x="15.6cm" svg:y="11.1cm">
          <text:p/>
        </draw:circle>
        <draw:circle draw:style-name="gr9" draw:text-style-name="P1" xml:id="id24" draw:id="id24" draw:layer="layout" svg:width="1cm" svg:height="1cm" svg:x="11.8cm" svg:y="11.1cm">
          <text:p/>
        </draw:circle>
        <draw:ellipse draw:style-name="gr9" draw:text-style-name="P1" xml:id="id29" draw:id="id29" draw:layer="layout" svg:width="2.8cm" svg:height="2.7cm" svg:x="9.2cm" svg:y="8.5cm">
          <text:p/>
        </draw:ellipse>
        <draw:connector draw:style-name="gr9" draw:text-style-name="P1" draw:layer="layout" svg:x1="16.175cm" svg:y1="14.637cm" svg:x2="16.195cm" svg:y2="12cm" draw:start-shape="id25" draw:start-glue-point="0" svg:d="M16175 14637v-1568h20v-1069">
          <text:p/>
        </draw:connector>
        <draw:connector draw:style-name="gr9" draw:text-style-name="P1" draw:layer="layout" svg:x1="17.8cm" svg:y1="8.4cm" svg:x2="17.798cm" svg:y2="6.463cm" draw:start-shape="id26" draw:start-glue-point="0" draw:end-shape="id27" draw:end-glue-point="2" svg:d="M17800 8400v-993h-2v-944">
          <text:p/>
        </draw:connector>
        <draw:connector draw:style-name="gr9" draw:text-style-name="P1" draw:layer="layout" svg:x1="10.623cm" svg:y1="6.5cm" svg:x2="10.6cm" svg:y2="8.5cm" draw:start-shape="id28" draw:start-glue-point="2" draw:end-shape="id29" draw:end-glue-point="0" svg:d="M10623 6500v975h-23v1025">
          <text:p/>
        </draw:connector>
        <draw:frame draw:style-name="gr14" xml:id="id28" draw:id="id28" draw:layer="layout" svg:width="3.846cm" svg:height="0.963cm" svg:x="8.7cm" svg:y="5.537cm">
          <draw:text-box>
            <text:p>Nicht belegt</text:p>
          </draw:text-box>
        </draw:frame>
        <draw:frame draw:style-name="gr7" xml:id="id23" draw:id="id23" draw:layer="layout" svg:width="3.249cm" svg:height="0.963cm" svg:x="10.7cm" svg:y="14.6cm">
          <draw:text-box>
            <text:p>Antrieb</text:p>
          </draw:text-box>
        </draw:frame>
        <draw:frame draw:style-name="gr7" xml:id="id25" draw:id="id25" draw:layer="layout" svg:width="3.249cm" svg:height="0.963cm" svg:x="14.551cm" svg:y="14.637cm">
          <draw:text-box>
            <text:p>Lenken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15" draw:text-style-name="P1" xml:id="id30" draw:id="id30" draw:layer="layout" svg:width="2.557cm" svg:height="3.58cm" svg:x="6.731cm" svg:y="8.92cm">
          <text:p/>
        </draw:rect>
        <draw:rect draw:style-name="gr16" draw:text-style-name="P1" draw:layer="layout" svg:width="0.731cm" svg:height="1.073cm" svg:x="6cm" svg:y="9.422cm">
          <text:p/>
        </draw:rect>
        <draw:rect draw:style-name="gr17" draw:text-style-name="P1" draw:layer="layout" svg:width="0.731cm" svg:height="0.716cm" svg:x="7.681cm" svg:y="11.498cm">
          <text:p/>
        </draw:rect>
        <draw:rect draw:style-name="gr16" draw:text-style-name="P1" draw:layer="layout" svg:width="0.731cm" svg:height="1.073cm" svg:x="9.288cm" svg:y="9.422cm">
          <text:p/>
        </draw:rect>
        <draw:ellipse draw:style-name="gr18" draw:text-style-name="P1" draw:layer="layout" svg:width="0.365cm" svg:height="0.357cm" svg:x="7.9cm" svg:y="11.713cm">
          <text:p/>
        </draw:ellipse>
        <draw:connector draw:style-name="gr19" draw:text-style-name="P1" draw:layer="layout" draw:line-skew="-0.18cm" svg:x1="8.009cm" svg:y1="8.92cm" svg:x2="6.469cm" svg:y2="7.99cm" draw:start-shape="id30" draw:start-glue-point="0" svg:d="M8009 8920v-920h-1540v-10">
          <text:p/>
        </draw:connector>
        <draw:rect draw:style-name="gr15" draw:text-style-name="P1" xml:id="id31" draw:id="id31" draw:layer="layout" svg:width="2.557cm" svg:height="3.58cm" svg:x="12.212cm" svg:y="8.92cm">
          <text:p/>
        </draw:rect>
        <draw:rect draw:style-name="gr16" draw:text-style-name="P1" draw:layer="layout" svg:width="0.731cm" svg:height="1.073cm" svg:x="11.481cm" svg:y="9.422cm">
          <text:p/>
        </draw:rect>
        <draw:rect draw:style-name="gr17" draw:text-style-name="P1" draw:layer="layout" svg:width="0.73cm" svg:height="0.716cm" svg:x="13.162cm" svg:y="11.498cm">
          <text:p/>
        </draw:rect>
        <draw:rect draw:style-name="gr16" draw:text-style-name="P1" draw:layer="layout" svg:width="0.731cm" svg:height="1.073cm" svg:x="14.769cm" svg:y="9.422cm">
          <text:p/>
        </draw:rect>
        <draw:ellipse draw:style-name="gr18" draw:text-style-name="P1" draw:layer="layout" svg:width="0.365cm" svg:height="0.357cm" svg:x="13.381cm" svg:y="11.713cm">
          <text:p/>
        </draw:ellipse>
        <draw:connector draw:style-name="gr19" draw:text-style-name="P1" draw:layer="layout" draw:line-skew="-0.167cm" svg:x1="13.49cm" svg:y1="8.92cm" svg:x2="15.15cm" svg:y2="7.964cm" draw:start-shape="id31" draw:start-glue-point="0" svg:d="M13490 8920v-920h1660v-36">
          <text:p/>
        </draw:connector>
        <draw:line draw:style-name="gr19" draw:text-style-name="P1" draw:layer="layout" svg:x1="5cm" svg:y1="10cm" svg:x2="6cm" svg:y2="10cm">
          <text:p/>
        </draw:line>
        <draw:line draw:style-name="gr19" draw:text-style-name="P1" draw:layer="layout" svg:x1="16.5cm" svg:y1="10cm" svg:x2="15.5cm" svg:y2="10cm">
          <text:p/>
        </draw:line>
        <draw:frame draw:style-name="gr20" draw:text-style-name="P4" draw:layer="layout" svg:width="4.5cm" svg:height="0.64cm" svg:x="12cm" svg:y="7cm">
          <draw:text-box>
            <text:p><text:span text:style-name="T3">Nach Rechts abbiegen</text:span></text:p>
          </draw:text-box>
        </draw:frame>
        <draw:frame draw:style-name="gr20" draw:text-style-name="P4" draw:layer="layout" svg:width="4.5cm" svg:height="0.64cm" svg:x="6cm" svg:y="7cm">
          <draw:text-box>
            <text:p><text:span text:style-name="T3">Nach Links abbiegen</text:span></text:p>
          </draw:text-box>
        </draw:frame>
        <draw:frame draw:style-name="gr20" draw:text-style-name="P4" draw:layer="layout" svg:width="2.5cm" svg:height="0.64cm" svg:x="3.5cm" svg:y="9.36cm">
          <draw:text-box>
            <text:p><text:span text:style-name="T3">langsamer</text:span></text:p>
          </draw:text-box>
        </draw:frame>
        <draw:frame draw:style-name="gr20" draw:text-style-name="P4" draw:layer="layout" svg:width="2.5cm" svg:height="0.64cm" svg:x="15.5cm" svg:y="9.36cm">
          <draw:text-box>
            <text:p><text:span text:style-name="T3">langsam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.1cm" svg:stroke-color="#ff0000" draw:marker-start-width="0.45cm" draw:marker-start-center="false" draw:marker-end-width="0.45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5M53S</meta:editing-duration>
    <meta:editing-cycles>6</meta:editing-cycles>
    <meta:generator>OpenOffice/4.1.3$Win32 OpenOffice.org_project/413m1$Build-9783</meta:generator>
    <dc:date>2019-03-23T11:55:09.76</dc:date>
    <dc:creator>Stefan Fambach</dc:creator>
    <meta:document-statistic meta:object-count="95"/>
  </office:meta>
</office:document-meta>
</file>